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/>
    </style:style>
    <style:style style:name="P4" style:family="paragraph" style:parent-style-name="Standard">
      <style:text-properties style:text-line-through-style="solid" style:text-line-through-type="single" officeooo:rsid="00200f6a" officeooo:paragraph-rsid="00200f6a"/>
    </style:style>
    <style:style style:name="P5" style:family="paragraph" style:parent-style-name="Standard">
      <style:text-properties style:text-line-through-style="solid" style:text-line-through-type="single" officeooo:rsid="00200f6a" officeooo:paragraph-rsid="002266fd"/>
    </style:style>
    <style:style style:name="P6" style:family="paragraph" style:parent-style-name="Standard">
      <style:text-properties officeooo:rsid="00200f6a" officeooo:paragraph-rsid="00200f6a"/>
    </style:style>
    <style:style style:name="P7" style:family="paragraph" style:parent-style-name="Standard">
      <style:text-properties officeooo:rsid="00200f6a" officeooo:paragraph-rsid="002266fd"/>
    </style:style>
    <style:style style:name="P8" style:family="paragraph" style:parent-style-name="Standard">
      <style:text-properties officeooo:rsid="00200f6a" officeooo:paragraph-rsid="0023ac5b"/>
    </style:style>
    <style:style style:name="P9" style:family="paragraph" style:parent-style-name="Standard">
      <style:text-properties officeooo:paragraph-rsid="002266fd"/>
    </style:style>
    <style:style style:name="P10" style:family="paragraph" style:parent-style-name="Standard">
      <style:text-properties officeooo:rsid="002266fd" officeooo:paragraph-rsid="002266fd"/>
    </style:style>
    <style:style style:name="P11" style:family="paragraph" style:parent-style-name="Standard">
      <style:text-properties officeooo:rsid="002266fd" officeooo:paragraph-rsid="0023ac5b"/>
    </style:style>
    <style:style style:name="P12" style:family="paragraph" style:parent-style-name="Standard">
      <style:text-properties officeooo:rsid="0023ac5b" officeooo:paragraph-rsid="0023ac5b"/>
    </style:style>
    <style:style style:name="P13" style:family="paragraph" style:parent-style-name="Standard">
      <style:text-properties style:text-underline-style="solid" style:text-underline-width="auto" style:text-underline-color="font-color" officeooo:rsid="00200f6a" officeooo:paragraph-rsid="00200f6a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style:text-line-through-style="none" style:text-line-through-type="none" officeooo:rsid="001919d6"/>
    </style:style>
    <style:style style:name="T6" style:family="text">
      <style:text-properties officeooo:rsid="000d6b90"/>
    </style:style>
    <style:style style:name="T7" style:family="text">
      <style:text-properties officeooo:rsid="000e3d17"/>
    </style:style>
    <style:style style:name="T8" style:family="text">
      <style:text-properties officeooo:rsid="000efafe"/>
    </style:style>
    <style:style style:name="T9" style:family="text">
      <style:text-properties officeooo:rsid="0013798e"/>
    </style:style>
    <style:style style:name="T10" style:family="text">
      <style:text-properties officeooo:rsid="00162745"/>
    </style:style>
    <style:style style:name="T11" style:family="text">
      <style:text-properties officeooo:rsid="0017673e"/>
    </style:style>
    <style:style style:name="T12" style:family="text">
      <style:text-properties officeooo:rsid="001919d6"/>
    </style:style>
    <style:style style:name="T13" style:family="text">
      <style:text-properties officeooo:rsid="001a40f2"/>
    </style:style>
    <style:style style:name="T14" style:family="text">
      <style:text-properties officeooo:rsid="001b9ef8"/>
    </style:style>
    <style:style style:name="T15" style:family="text">
      <style:text-properties officeooo:rsid="001e58d2"/>
    </style:style>
    <style:style style:name="T16" style:family="text">
      <style:text-properties officeooo:rsid="00200f6a"/>
    </style:style>
    <style:style style:name="T17" style:family="text">
      <style:text-properties officeooo:rsid="002171b2"/>
    </style:style>
    <style:style style:name="T18" style:family="text">
      <style:text-properties officeooo:rsid="002266fd"/>
    </style:style>
    <style:style style:name="T19" style:family="text">
      <style:text-properties officeooo:rsid="0023899f"/>
    </style:style>
    <style:style style:name="T20" style:family="text">
      <style:text-properties officeooo:rsid="0023ac5b"/>
    </style:style>
    <style:style style:name="T21" style:family="text">
      <style:text-properties officeooo:rsid="002849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 DEMO:</text:p>
      <text:p text:style-name="P6"/>
      <text:p text:style-name="P10">1 week :<text:span text:style-name="T21">j</text:span></text:p>
      <text:p text:style-name="P4"><text:tab/>Improve Balance : sword swing is too slow.</text:p>
      <text:p text:style-name="P6"><text:tab/>Tutorials : how to open menu</text:p>
      <text:p text:style-name="P6"><text:tab/>Tutorials : how to use inside menu</text:p>
      <text:p text:style-name="P7"><text:tab/><text:span text:style-name="T17">Skills : disable spin atack.</text:span> <text:s/></text:p>
      <text:p text:style-name="P6"><text:tab/>Skills : disable second level skills <text:span text:style-name="T18">and made them collectiable</text:span></text:p>
      <text:p text:style-name="P6"><text:tab/>Skills : add Enchante for every magic school</text:p>
      <text:p text:style-name="P6"/>
      <text:p text:style-name="P10">1 week :</text:p>
      <text:p text:style-name="P13"><text:tab/>Visual : Pipe close to <text:span text:style-name="T17">w</text:span>all with unmached fill</text:p>
      <text:p text:style-name="P4"><text:tab/>Visual : Enable Y sort for Top tiles Segment</text:p>
      <text:p text:style-name="P5"><text:tab/>Visual : Boxes are too big.</text:p>
      <text:p text:style-name="P6"><text:tab/><text:span text:style-name="T18">Visual : Disable quest menu in visible way.</text:span></text:p>
      <text:p text:style-name="P6"><text:tab/><text:span text:style-name="T18">Visual : Quit to menu after Mechanic Kill</text:span></text:p>
      <text:p text:style-name="P7"><text:tab/>Graphic : Location map.</text:p>
      <text:p text:style-name="P7"><text:tab/>Graphic : Location markers.</text:p>
      <text:p text:style-name="P10"/>
      <text:p text:style-name="P12">1 week :</text:p>
      <text:p text:style-name="P8"><text:tab/><text:span text:style-name="T18">Generation improve : New to of small tower - Puncher MKII as boss</text:span></text:p>
      <text:p text:style-name="P8"><text:tab/><text:span text:style-name="T18">Generaiton improve : Fill chest on ExampleTop.</text:span></text:p>
      <text:p text:style-name="P11"><text:tab/><text:span text:style-name="T19">Imporve Balance : Disable Mechanic tower if small towers are not cleared.</text:span></text:p>
      <text:p text:style-name="P8"><text:tab/>Generation improve : descriptions for small towers<text:tab/></text:p>
      <text:p text:style-name="P8"><text:span text:style-name="T18"><text:tab/>!Generation improve : Add Empty room after reaching generation lenght. [should be first]</text:span></text:p>
      <text:p text:style-name="P8"/>
      <text:p text:style-name="P10">HARD TO GUESS HOW MANY WEEK:</text:p>
      <text:p text:style-name="P7"><text:tab/>Improve Balance : magic is too damnn strong.</text:p>
      <text:p text:style-name="P7"><text:tab/>Visual : Vertical Wall - Hero hide before and after( need clever idea ) <text:span text:style-name="T20">[ dropable ]</text:span></text:p>
      <text:p text:style-name="P9"><text:span text:style-name="T16"><text:tab/>!Generation improve : it loads too damn long. [ should be first ] Done : 70% </text:span></text:p>
      <text:p text:style-name="Standard"/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P2"><text:tab/><text:span text:style-name="T7">System incrementacji wymaga poprawek</text:span></text:p>
      <text:p text:style-name="Standard"><text:tab/><text:span text:style-name="T7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8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P2"><text:tab/><text:span text:style-name="T15">Doszły małe wieże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soft-page-break/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P2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P2"><text:tab/>Dołożyć ekran ładowania podczas genereowania</text:p>
      <text:p text:style-name="P2"><text:tab/>Schować wygenereowane elementy tak żeby nie generwały się kilkukrotnie<text:span text:style-name="T12">(</text:span><text:span text:style-name="T5">Bugi)</text:span></text:p>
      <text:p text:style-name="Standard"><text:tab/>Poprawić ten brzydki klocek z magii ziemi</text:p>
      <text:p text:style-name="Standard"><text:tab/><text:span text:style-name="T6">W handlu dodać okno do porównywania statystyk przemiotów</text:span></text:p>
      <text:p text:style-name="Standard"><text:tab/><text:span text:style-name="T10">Niszczenie beczek przy pomocy zaklęć</text:span></text:p>
      <text:p text:style-name="P2"><text:tab/><text:span text:style-name="T14">Mobki wyższego poziomu się strasznie wleką ...</text:span></text:p>
      <text:p text:style-name="Standard"/>
      <text:p text:style-name="Standard"><text:s text:c="4"/><text:span text:style-name="T11">Mapa:</text:span></text:p>
      <text:p text:style-name="Standard"><text:tab/><text:span text:style-name="T11">Grafiki map</text:span></text:p>
      <text:p text:style-name="Standard"><text:tab/><text:span text:style-name="T11">Resetowanie się wszystkich mobków i skrzynek po zmianie poziomu :)</text:span></text:p>
      <text:p text:style-name="Standard"><text:tab/><text:span text:style-name="T13">MapManager ciągle oczekuje na ukończenie</text:span></text:p>
      <text:p text:style-name="Standard"/>
      <text:p text:style-name="Standard"><text:s text:c="3"/><text:span text:style-name="T13">Trzeba poszukać błędów :) pojawiły się nowe „rzeczy”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P2"><text:s text:c="3"/>(!)W zakładce Skilli w 2 rzedzie rzuca out_of_bound po nacisnieciu w prawo</text:p>
      <text:p text:style-name="Standard"><text:s text:c="3"/>(?)Itemki z craftu nie powinny mieć premii</text:p>
      <text:p text:style-name="P2"><text:s text:c="3"/>(?)Itemki nie skalują się z rzeczywistymi wartościami</text:p>
      <text:p text:style-name="P2"><text:s text:c="3"/>(?)Wyeliminować przeciwników chodzących tyłem</text:p>
      <text:p text:style-name="Standard"><text:s text:c="3"/><text:span text:style-name="T10">Trochnalis baseDead animation nie działa</text:span>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P2"><text:s text:c="3"/>(?)Trochnalis ma problem z animacją w prawo </text:p>
      <text:p text:style-name="P2"><text:s text:c="3"/>(!)Przy zmianie planszy FLA-S próbował skorzystać ze zwolnionej uprzednio instancji Astara</text:p>
      <text:p text:style-name="P2"><text:s text:c="3"/><text:span text:style-name="T9">(!)Klocek rzucił błędem :) nie wiem czy da się zreplikować</text:span></text:p>
      <text:p text:style-name="Standard"/>
      <text:p text:style-name="Standard">STATUS GRY : <text:span text:style-name="T12">Grywalna, chociaż dużo błęd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5-14T23:53:01.984000000</dc:date>
    <meta:editing-duration>P4DT13H22M5S</meta:editing-duration>
    <meta:editing-cycles>25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76" meta:word-count="510" meta:character-count="3367" meta:non-whitespace-character-count="2809"/>
  </office:meta>
</office:document-meta>
</file>